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style:line-height-at-least="0.0693in"/>
    </style:style>
    <style:style style:name="P2" style:family="paragraph" style:parent-style-name="Normal">
      <style:paragraph-properties fo:margin-top="0in" fo:margin-bottom="0in" style:line-height-at-least="0.0693in" fo:text-align="center" style:justify-single-word="false"/>
    </style:style>
    <style:style style:name="P3" style:family="paragraph" style:parent-style-name="Normal">
      <style:paragraph-properties fo:margin-top="0in" fo:margin-bottom="0in" fo:line-height="150%"/>
    </style:style>
    <style:style style:name="P4" style:family="paragraph" style:parent-style-name="Normal" style:master-page-name="MP0">
      <style:paragraph-properties fo:margin-top="0in" fo:margin-bottom="0in" style:line-height-at-least="0.0693in" style:page-number="auto" fo:break-before="page"/>
    </style:style>
    <style:style style:name="P5" style:family="paragraph" style:parent-style-name="Normal">
      <style:paragraph-properties fo:margin-top="0in" fo:margin-bottom="0in" fo:line-height="150%"/>
    </style:style>
    <style:style style:name="P6" style:family="paragraph" style:parent-style-name="Normal">
      <style:paragraph-properties fo:margin-top="0in" fo:margin-bottom="0in" style:line-height-at-least="0.0693in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top="0in" fo:margin-bottom="0in" style:line-height-at-least="0.0693in"/>
    </style:style>
    <style:style style:name="P8" style:family="paragraph" style:parent-style-name="Normal">
      <style:paragraph-properties fo:margin-top="0in" fo:margin-bottom="0in" style:line-height-at-least="0.0693in" fo:text-align="center" style:justify-single-word="false"/>
    </style:style>
    <style:style style:name="P9" style:family="paragraph" style:parent-style-name="Normal" style:list-style-name="L2">
      <style:paragraph-properties fo:margin-top="0in" fo:margin-bottom="0in" style:line-height-at-least="0.0693in"/>
    </style:style>
    <style:style style:name="P10" style:family="paragraph" style:parent-style-name="List_20_Paragraph" style:list-style-name="L1">
      <style:paragraph-properties fo:margin-left="0in" fo:margin-right="0in" fo:margin-top="0in" fo:margin-bottom="0in" style:line-height-at-least="0.0693in" fo:text-indent="0in" style:auto-text-indent="false">
        <style:tab-stops>
          <style:tab-stop style:position="-0.5in"/>
          <style:tab-stop style:position="0in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5008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5008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Default_20_Paragraph_20_Font"><text:span text:style-name="T3">Team Gold</text:span></text:span><text:tab/><text:tab/><text:tab/><text:tab/><text:tab/><text:tab/><text:tab/><text:tab/>Group Project Proposal</text:p>
      <text:p text:style-name="P1"><text:s text:c="2"/>Josh Kilgore<text:tab/><text:tab/><text:tab/><text:tab/><text:tab/><text:tab/><text:tab/><text:tab/>Software Engineering</text:p>
      <text:p text:style-name="P1"><text:s text:c="2"/>Obi <text:s/>Atueyi<text:tab/><text:tab/><text:tab/><text:tab/><text:tab/><text:tab/><text:tab/><text:tab/>Spring 2010</text:p>
      <text:p text:style-name="P1"><text:s text:c="2"/>Ye Tian</text:p>
      <text:p text:style-name="P1"><text:s text:c="2"/>Thomas Calloway</text:p>
      <text:p text:style-name="P1"/>
      <text:p text:style-name="P1"/>
      <text:p text:style-name="P2"><text:span text:style-name="Default_20_Paragraph_20_Font"><text:span text:style-name="T9">Duel Reality</text:span></text:span></text:p>
      <text:p text:style-name="P2"><text:span text:style-name="Default_20_Paragraph_20_Font"><text:span text:style-name="T7">“A 2D Turn-Based Battle Strategy Game”</text:span></text:span></text:p>
      <text:p text:style-name="P6"/>
      <text:p text:style-name="P1"/>
      <text:p text:style-name="P3"><text:tab/>This proposal is for a turn based strategy game with a medieval-fantasy theme. <text:s/>Functional as a single player or local two player combat role-playing game, the game-play takes place on a two dimensional overhead map and grid. <text:s/>Players control a set of characters (units) that consists of 2D sprites with corresponding statistics such as health, attack power, attack range, and movement type. <text:s/>A new game or battle begins when a new map is loaded. <text:s/>A map consists of a simple image with a superimposed 2D grid (with enemy and friendly units filling at least one grid location). <text:s/>Players take turns with either each other or the PC by moving their units about the map and attacking the opposing team's units until one team has been annihilated. <text:s/>While the only available options are attack and move, varying <text:s/>attack power, attack range, and turn speed between units will add a great deal of variability. <text:s/>A minimum of three different unit types will be supported, and each unit type will be visually discernible as to their type. <text:s/>Clicking on a visible unit will show that unit’s detailed status and any available actions for that turn. <text:s/>A turn will consist of a player or AI moving and attacking with all of their units until all of their action points are spent. <text:s/>Enemy AI may act in one of three random modes: defensive, offensive or neutral.</text:p>
      <text:p text:style-name="P3"><text:tab/>The game content such as map and sprite data as well as player unit statistics will be saved in either a local or remote database. <text:s/>Each player will be able to create a unique log-in, providing a means to save the count and status of their units, score achieved, and maps played. <text:s text:c="3"/>A player may manually <text:s/>load different maps consisting of varied geographic features on which to play the game. <text:s/>Success in numerous battles will allow players to improve the capabilities and status of their units by incrementing individual unit stats via a “level up” dialog. <text:s/>Saving to the database will allow players to continue playing more difficult maps as their unit's increase in power. <text:s/>While the state of a particular map or battle may not be saved, the ability to save a total score and unit statistics will allow for continued game-play over long periods of time. <text:s/>Enemy AI units will increase in strength depending on the level of the map – although the map itself will be little more than a simple bitmap image.</text:p>
      <text:p text:style-name="P6"><text:soft-page-break/>Typical Unit Parameters</text:p>
      <text:p text:style-name="P1"/>
      <text:list xml:id="list43143498" text:style-name="L2">
        <text:list-item>
          <text:p text:style-name="P9"><text:span text:style-name="Default_20_Paragraph_20_Font"><text:span text:style-name="T5">Hit Points</text:span></text:span>: the amount of damage that a unit may take before they are annihilated.</text:p>
        </text:list-item>
        <text:list-item>
          <text:p text:style-name="P9"><text:span text:style-name="T6">Attack Power</text:span>: <text:s/>the maximum damage that may be done from per attack.</text:p>
        </text:list-item>
        <text:list-item>
          <text:p text:style-name="P9"><text:span text:style-name="T6">Attack Range</text:span>: <text:s/>the distance from an enemy unit at which a unit may attack from.</text:p>
        </text:list-item>
        <text:list-item>
          <text:p text:style-name="P9"><text:span text:style-name="T6">Movement Rate</text:span>: <text:s/>the number of squares a unit may move in one turn.</text:p>
        </text:list-item>
      </text:list>
      <text:p text:style-name="P1"/>
      <text:p text:style-name="P6">Map Definition</text:p>
      <text:p text:style-name="P1"/>
      <text:p text:style-name="P1"><text:tab/>A map is a simple 2D image that is loaded into the game interface and on which a game grid is drawn. <text:s/>The term “map” may also refer to the 2D image and grid as well as all of the sprites and gaming object that have been added. <text:s/>In this way, when a battle is concluded, it may be said that a map has been completed. <text:s/>Every map in which a player is victorious will trigger a simple “level up” dialog, enabling said player to incrementally increase the status of the units under their control.</text:p>
      <text:p text:style-name="P1"/>
      <text:p text:style-name="P6">Database</text:p>
      <text:p text:style-name="P1"/>
      <text:p text:style-name="P1"><text:tab/>The game database is a collection of tables and data records containing the names and status of all registered players and their units. <text:s/>The database will also contain links to the game content (maps and sprites) such that a player may manually or automatically load content for play.</text:p>
      <text:p text:style-name="P1"/>
      <text:p text:style-name="P6">Module Definition / Distribution of Coding Effort</text:p>
      <text:p text:style-name="P1"/>
      <text:list xml:id="list42483992" text:style-name="L1">
        <text:list-item>
          <text:p text:style-name="P10"><text:s/><text:span text:style-name="Default_20_Paragraph_20_Font"><text:span text:style-name="T5">User Interface (form controls / qt widgets)</text:span></text:span>: form design; main menu; action toolbar; buttons and other widgets; shortcut keys. </text:p>
        </text:list-item>
        <text:list-item>
          <text:p text:style-name="P10"><text:span text:style-name="Default_20_Paragraph_20_Font"><text:span text:style-name="T5">User Interface (OpenGL graphics)</text:span></text:span>: map and grid drawing and control; 2D sprite loading; interactions between mouse and tactical map / sprites; special effects.</text:p>
        </text:list-item>
        <text:list-item>
          <text:p text:style-name="P10"><text:span text:style-name="Default_20_Paragraph_20_Font"><text:span text:style-name="T5">Database Design / Code</text:span></text:span>: storage and retrieval of map and unit data; player registration and log-in; save and load states; connect locally or remotely.</text:p>
        </text:list-item>
        <text:list-item>
          <text:p text:style-name="P10"><text:span text:style-name="Default_20_Paragraph_20_Font"><text:span text:style-name="T5">Game Mechanics &amp; AI</text:span></text:span>: player and AI movement; attack; defense; unit statistics; leveling up; math; map transitions; support of different AI mode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139in" fo:line-height="115%" fo:hyphenation-ladder-count="no-limit" style:vertical-align="baseline"/>
      <style:text-properties style:font-name="Calibri" fo:font-size="11pt" style:font-name-asian="Calibri" style:font-size-asian="11pt" style:language-asian="ar" style:country-asian="SA" style:font-size-complex="11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in" fo:margin-bottom="0in" style:line-height-at-least="0.0693in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Calibri" style:font-name-asian="Calibri" style:language-asian="ar" style:country-asian="SA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Copper</meta:initial-creator>
    <dc:creator>Thomas Calloway</dc:creator>
    <meta:creation-date>2010-02-18T16:38:00Z</meta:creation-date>
    <dc:date>2010-02-19T23:13:42.30</dc:date>
    <meta:print-date>1601-01-01T00:00:00Z</meta:print-date>
    <meta:editing-cycles>24</meta:editing-cycles>
    <meta:editing-duration>PT00H56M47S</meta:editing-duration>
    <meta:document-statistic meta:table-count="0" meta:image-count="0" meta:object-count="0" meta:page-count="2" meta:paragraph-count="23" meta:word-count="743" meta:character-count="4303"/>
    <meta:template xlink:type="simple" xlink:actuate="onRequest" xlink:title="" xlink:href="Normal.dotm"/>
  </office:meta>
</office:document-meta>
</file>